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05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4">Projects <text:span text:style-name="T2">checked </text:span></text:p>
      <text:p text:style-name="P4">5A <text:span text:style-name="T3">OK<text:tab/><text:tab/><text:tab/><text:tab/>implement dedicated array cal_string[12]</text:span></text:p>
      <text:p text:style-name="P4">5B <text:span text:style-name="T4">OK<text:tab/><text:tab/><text:tab/><text:tab/><text:tab/><text:tab/><text:tab/>ditto</text:span></text:p>
      <text:p text:style-name="P5">5C <text:span text:style-name="T3">OK<text:tab/><text:tab/><text:tab/><text:tab/><text:tab/><text:tab/><text:tab/>ditto</text:span></text:p>
      <text:p text:style-name="P6">5D OK<text:tab/><text:tab/><text:tab/><text:tab/><text:tab/><text:tab/><text:tab/><text:span text:style-name="T5">ditto</text:span></text:p>
      <text:p text:style-name="P7">5E OK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1T11:04:32.607000000</dc:date>
    <meta:editing-duration>PT2H33M5S</meta:editing-duration>
    <meta:editing-cycles>11</meta:editing-cycles>
    <meta:document-statistic meta:table-count="0" meta:image-count="0" meta:object-count="0" meta:page-count="1" meta:paragraph-count="13" meta:word-count="53" meta:character-count="361" meta:non-whitespace-character-count="285"/>
  </office:meta>
</office:document-meta>
</file>